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6" table:default-cell-style-name="Default"/>
        <table:table-row table:style-name="ro2">
          <table:table-cell office:value-type="string">
            <text:p>x</text:p>
          </table:table-cell>
          <table:table-cell office:value-type="string">
            <text:p>ob</text:p>
          </table:table-cell>
          <table:table-cell office:value-type="string">
            <text:p>CD Av</text:p>
          </table:table-cell>
          <table:table-cell office:value-type="string">
            <text:p>CD rms</text:p>
          </table:table-cell>
          <table:table-cell office:value-type="string">
            <text:p>CL av</text:p>
          </table:table-cell>
          <table:table-cell office:value-type="string">
            <text:p>CL rms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6">
            <text:p>6</text:p>
          </table:table-cell>
          <table:table-cell office:value-type="float" office:value="2.64909">
            <text:p>2.64909</text:p>
          </table:table-cell>
          <table:table-cell office:value-type="float" office:value="0.849768">
            <text:p>0.849768</text:p>
          </table:table-cell>
          <table:table-cell office:value-type="float" office:value="0.0343441">
            <text:p>0.0343441</text:p>
          </table:table-cell>
          <table:table-cell office:value-type="float" office:value="1.88983">
            <text:p>1.88983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office:value-type="float" office:value="2.61329">
            <text:p>2.61329</text:p>
          </table:table-cell>
          <table:table-cell office:value-type="float" office:value="0.810113">
            <text:p>0.810113</text:p>
          </table:table-cell>
          <table:table-cell office:value-type="float" office:value="0.00028284">
            <text:p>0.00028284</text:p>
          </table:table-cell>
          <table:table-cell office:value-type="float" office:value="1.81761">
            <text:p>1.81761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2.71896">
            <text:p>2.71896</text:p>
          </table:table-cell>
          <table:table-cell office:value-type="float" office:value="0.839423">
            <text:p>0.839423</text:p>
          </table:table-cell>
          <table:table-cell office:value-type="float" office:value="-0.0909547">
            <text:p>-0.0909547</text:p>
          </table:table-cell>
          <table:table-cell office:value-type="float" office:value="1.91499">
            <text:p>1.91499</text:p>
          </table:table-cell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6">
            <text:p>6</text:p>
          </table:table-cell>
          <table:table-cell office:value-type="float" office:value="2.73477">
            <text:p>2.73477</text:p>
          </table:table-cell>
          <table:table-cell office:value-type="float" office:value="0.906653">
            <text:p>0.906653</text:p>
          </table:table-cell>
          <table:table-cell office:value-type="float" office:value="-0.0121023">
            <text:p>-0.0121023</text:p>
          </table:table-cell>
          <table:table-cell office:value-type="float" office:value="1.97077">
            <text:p>1.97077</text:p>
          </table:table-cell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8">
            <text:p>8</text:p>
          </table:table-cell>
          <table:table-cell office:value-type="float" office:value="2.64679">
            <text:p>2.64679</text:p>
          </table:table-cell>
          <table:table-cell office:value-type="float" office:value="0.805603">
            <text:p>0.805603</text:p>
          </table:table-cell>
          <table:table-cell office:value-type="float" office:value="-0.0220607">
            <text:p>-0.0220607</text:p>
          </table:table-cell>
          <table:table-cell office:value-type="float" office:value="1.88134">
            <text:p>1.88134</text:p>
          </table:table-cell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office:value-type="float" office:value="2.71033">
            <text:p>2.71033</text:p>
          </table:table-cell>
          <table:table-cell office:value-type="float" office:value="0.8183">
            <text:p>0.8183</text:p>
          </table:table-cell>
          <table:table-cell office:value-type="float" office:value="0.0727586">
            <text:p>0.0727586</text:p>
          </table:table-cell>
          <table:table-cell office:value-type="float" office:value="1.9766">
            <text:p>1.9766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6">
            <text:p>6</text:p>
          </table:table-cell>
          <table:table-cell office:value-type="float" office:value="2.68059">
            <text:p>2.68059</text:p>
          </table:table-cell>
          <table:table-cell office:value-type="float" office:value="0.854892">
            <text:p>0.854892</text:p>
          </table:table-cell>
          <table:table-cell office:value-type="float" office:value="-0.07904">
            <text:p>-0.07904</text:p>
          </table:table-cell>
          <table:table-cell office:value-type="float" office:value="1.90141">
            <text:p>1.90141</text:p>
          </table:table-cell>
        </table:table-row>
        <table:table-row table:style-name="ro2">
          <table:table-cell table:style-name="ce1" office:value-type="float" office:value="30">
            <text:p>30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2.6953">
            <text:p>2.6953</text:p>
          </table:table-cell>
          <table:table-cell table:style-name="ce1" office:value-type="float" office:value="0.861143">
            <text:p>0.861143</text:p>
          </table:table-cell>
          <table:table-cell table:style-name="ce1" office:value-type="float" office:value="0.0689574">
            <text:p>0.0689574</text:p>
          </table:table-cell>
          <table:table-cell table:style-name="ce1" office:value-type="float" office:value="1.97287">
            <text:p>1.97287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  <table:table-cell office:value-type="float" office:value="2.71806">
            <text:p>2.71806</text:p>
          </table:table-cell>
          <table:table-cell office:value-type="float" office:value="0.869029">
            <text:p>0.869029</text:p>
          </table:table-cell>
          <table:table-cell office:value-type="float" office:value="0.0283544">
            <text:p>0.0283544</text:p>
          </table:table-cell>
          <table:table-cell office:value-type="float" office:value="1.95348">
            <text:p>1.95348</text:p>
          </table:table-cell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6">
            <text:p>6</text:p>
          </table:table-cell>
          <table:table-cell office:value-type="float" office:value="2.69615">
            <text:p>2.69615</text:p>
          </table:table-cell>
          <table:table-cell office:value-type="float" office:value="0.857428">
            <text:p>0.857428</text:p>
          </table:table-cell>
          <table:table-cell office:value-type="float" office:value="0.0388371">
            <text:p>0.0388371</text:p>
          </table:table-cell>
          <table:table-cell office:value-type="float" office:value="1.90313">
            <text:p>1.90313</text:p>
          </table:table-cell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8">
            <text:p>8</text:p>
          </table:table-cell>
          <table:table-cell office:value-type="float" office:value="2.70801">
            <text:p>2.70801</text:p>
          </table:table-cell>
          <table:table-cell office:value-type="float" office:value="0.827748">
            <text:p>0.827748</text:p>
          </table:table-cell>
          <table:table-cell office:value-type="float" office:value="-0.00499703">
            <text:p>-0.00499703</text:p>
          </table:table-cell>
          <table:table-cell office:value-type="float" office:value="1.98347">
            <text:p>1.98347</text:p>
          </table:table-cell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10">
            <text:p>10</text:p>
          </table:table-cell>
          <table:table-cell office:value-type="float" office:value="2.72648">
            <text:p>2.72648</text:p>
          </table:table-cell>
          <table:table-cell office:value-type="float" office:value="0.83332">
            <text:p>0.83332</text:p>
          </table:table-cell>
          <table:table-cell office:value-type="float" office:value="0.0374778">
            <text:p>0.0374778</text:p>
          </table:table-cell>
          <table:table-cell office:value-type="float" office:value="1.95363">
            <text:p>1.95363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19">03/19/2013</text:date>, <text:time>00:20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Yusuke Koda</meta:initial-creator>
    <meta:creation-date>2013-03-17T11:13:00</meta:creation-date>
    <dc:date>2013-03-19T00:20:56</dc:date>
    <dc:creator>Yusuke Koda</dc:creator>
    <meta:editing-duration>PT12H15M23S</meta:editing-duration>
    <meta:editing-cycles>4</meta:editing-cycles>
    <meta:generator>OpenOffice.org/3.2$Unix OpenOffice.org_project/320m12$Build-9483</meta:generator>
    <meta:document-statistic meta:table-count="3" meta:cell-count="78" meta:object-count="0"/>
  </office:meta>
</office:document-meta>
</file>